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Times" svg:font-family="Times" style:font-family-generic="system" style:font-pitch="variable" svg:panose-1="0 0 5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fo:text-align="center"/>
      <style:text-properties style:font-name="Arial" style:font-name-complex="Arial" fo:font-size="11pt" style:font-size-asian="11pt"/>
    </style:style>
    <style:style style:name="P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" style:parent-style-name="Standard" style:family="paragraph">
      <style:paragraph-properties fo:widows="0" fo:orphans="0" fo:text-align="center"/>
    </style:style>
    <style:style style:name="T4" style:parent-style-name="DefaultParagraphFont" style:family="text">
      <style:text-properties style:font-name="Arial" style:font-name-complex="Arial" fo:font-size="11pt" style:font-size-asian="11pt"/>
    </style:style>
    <style:style style:name="P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" style:parent-style-name="Standard" style:family="paragraph">
      <style:paragraph-properties fo:widows="0" fo:orphans="0"/>
    </style:style>
    <style:style style:name="T11" style:parent-style-name="DefaultParagraphFont" style:family="text">
      <style:text-properties style:font-name="Arial" style:font-name-complex="Arial" fo:font-size="11pt" style:font-size-asian="11pt"/>
    </style:style>
    <style:style style:name="T12" style:parent-style-name="DefaultParagraphFont" style:family="text">
      <style:text-properties style:font-name="Arial" style:font-name-complex="Arial" fo:font-size="11pt" style:font-size-asian="11pt"/>
    </style:style>
    <style:style style:name="T13" style:parent-style-name="DefaultParagraphFont" style:family="text">
      <style:text-properties style:font-name="Arial" style:font-name-complex="Arial" fo:font-size="11pt" style:font-size-asian="11pt"/>
    </style:style>
    <style:style style:name="T14" style:parent-style-name="DefaultParagraphFont" style:family="text">
      <style:text-properties style:font-name="Arial" style:font-name-complex="Arial" fo:font-size="11pt" style:font-size-asian="11pt" style:text-underline-type="doub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Arial" style:font-name-complex="Arial" fo:font-size="11pt" style:font-size-asian="11pt"/>
    </style:style>
    <style:style style:name="T16" style:parent-style-name="DefaultParagraphFont" style:family="text">
      <style:text-properties style:font-name="Arial" style:font-name-complex="Arial" fo:font-weight="bold" style:font-weight-asian="bold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 fo:font-size="11pt" style:font-size-asian="11pt"/>
    </style:style>
    <style:style style:name="T19" style:parent-style-name="DefaultParagraphFont" style:family="text">
      <style:text-properties style:font-name="Arial" style:font-name-complex="Arial" fo:font-size="11pt" style:font-size-asian="11pt"/>
    </style:style>
    <style:style style:name="P2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2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 fo:font-size="11pt" style:font-size-asian="11pt"/>
    </style:style>
    <style:style style:name="P2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2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1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4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0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1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5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6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6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6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0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1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2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3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4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5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6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7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7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8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81" style:parent-style-name="Standard" style:family="paragraph">
      <style:paragraph-properties fo:widows="0" fo:orphans="0" fo:break-before="page"/>
      <style:text-properties style:font-name="Arial" style:font-name-complex="Arial" fo:font-size="11pt" style:font-size-asian="11pt"/>
    </style:style>
    <style:style style:name="P8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83" style:parent-style-name="Standard" style:family="paragraph">
      <style:paragraph-properties fo:widows="0" fo:orphans="0"/>
    </style:style>
    <style:style style:name="T84" style:parent-style-name="DefaultParagraphFont" style:family="text">
      <style:text-properties style:font-name="Arial" style:font-name-complex="Arial" fo:font-size="11pt" style:font-size-asian="11pt"/>
    </style:style>
    <style:style style:name="T85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P86" style:parent-style-name="Standard" style:family="paragraph">
      <style:paragraph-properties fo:widows="0" fo:orphans="0"/>
    </style:style>
    <style:style style:name="T87" style:parent-style-name="DefaultParagraphFont" style:family="text">
      <style:text-properties style:font-name="Arial" style:font-name-complex="Arial" fo:font-size="11pt" style:font-size-asian="11pt"/>
    </style:style>
    <style:style style:name="T88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89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P90" style:parent-style-name="Standard" style:family="paragraph">
      <style:paragraph-properties fo:widows="0" fo:orphans="0"/>
    </style:style>
    <style:style style:name="T91" style:parent-style-name="DefaultParagraphFont" style:family="text">
      <style:text-properties style:font-name="Arial" style:font-name-complex="Arial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P93" style:parent-style-name="Standard" style:family="paragraph">
      <style:paragraph-properties fo:widows="0" fo:orphans="0"/>
      <style:text-properties fo:font-weight="bold" style:font-weight-asian="bold" style:font-weight-complex="bold" fo:font-size="11pt" style:font-size-asian="11pt"/>
    </style:style>
    <style:style style:name="P9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9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104" style:parent-style-name="Standard" style:family="paragraph">
      <style:paragraph-properties fo:widows="0" fo:orphans="0"/>
    </style:style>
    <style:style style:name="T105" style:parent-style-name="DefaultParagraphFont" style:family="text">
      <style:text-properties style:font-name="Arial" style:font-name-complex="Arial" fo:font-size="11pt" style:font-size-asian="11pt"/>
    </style:style>
    <style:style style:name="T106" style:parent-style-name="DefaultParagraphFont" style:family="text">
      <style:text-properties style:font-name="Arial" style:font-name-complex="Arial" fo:font-size="11pt" style:font-size-asian="11pt"/>
    </style:style>
    <style:style style:name="T107" style:parent-style-name="DefaultParagraphFont" style:family="text">
      <style:text-properties style:font-name="Arial" style:font-name-complex="Arial" fo:font-size="11pt" style:font-size-asian="11pt"/>
    </style:style>
    <style:style style:name="T108" style:parent-style-name="DefaultParagraphFont" style:family="text">
      <style:text-properties style:font-name="Arial" style:font-name-complex="Arial"/>
    </style:style>
    <style:style style:name="P109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Column111" style:family="table-column">
      <style:table-column-properties style:column-width="0.5625in" style:use-optimal-column-width="false"/>
    </style:style>
    <style:style style:name="TableColumn112" style:family="table-column">
      <style:table-column-properties style:column-width="1.875in" style:use-optimal-column-width="false"/>
    </style:style>
    <style:style style:name="TableColumn113" style:family="table-column">
      <style:table-column-properties style:column-width="1.4625in" style:use-optimal-column-width="false"/>
    </style:style>
    <style:style style:name="TableColumn114" style:family="table-column">
      <style:table-column-properties style:column-width="1.3in" style:use-optimal-column-width="false"/>
    </style:style>
    <style:style style:name="TableColumn115" style:family="table-column">
      <style:table-column-properties style:column-width="1.3in" style:use-optimal-column-width="false"/>
    </style:style>
    <style:style style:name="Table110" style:family="table">
      <style:table-properties style:width="6.5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widows="0" fo:orphans="0" fo:text-align="center"/>
    </style:style>
    <style:style style:name="T119" style:parent-style-name="DefaultParagraphFont" style:family="text">
      <style:text-properties style:font-name-complex="Arial" fo:font-weight="bold" style:font-weight-asian="bold" style:font-weight-complex="bold"/>
    </style:style>
    <style:style style:name="T12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Standard" style:family="paragraph">
      <style:paragraph-properties fo:widows="0" fo:orphans="0" fo:text-align="center"/>
      <style:text-properties style:font-name-complex="Arial" fo:font-weight="bold" style:font-weight-asian="bold" style:font-weight-complex="bold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Standard" style:family="paragraph">
      <style:paragraph-properties fo:widows="0" fo:orphans="0" fo:text-align="center"/>
      <style:text-properties style:font-name-complex="Arial" fo:font-weight="bold" style:font-weight-asian="bold" style:font-weight-complex="bold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Standard" style:family="paragraph">
      <style:paragraph-properties fo:widows="0" fo:orphans="0" fo:text-align="center"/>
      <style:text-properties style:font-name-complex="Arial" fo:font-weight="bold" style:font-weight-asian="bold" style:font-weight-complex="bold"/>
    </style:style>
    <style:style style:name="TableCell1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8" style:parent-style-name="Standard" style:family="paragraph">
      <style:paragraph-properties fo:widows="0" fo:orphans="0" fo:text-align="center"/>
      <style:text-properties style:font-name-complex="Arial"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132" style:parent-style-name="DefaultParagraphFont" style:family="text">
      <style:text-properties style:font-name="Times" style:font-name-complex="Times" style:letter-kerning="false" style:font-size-complex="12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135" style:parent-style-name="DefaultParagraphFont" style:family="text">
      <style:text-properties fo:font-style="italic" style:font-style-asian="italic" style:font-style-complex="italic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146" style:parent-style-name="DefaultParagraphFont" style:family="text">
      <style:text-properties style:font-name="Times" style:font-name-complex="Times" style:letter-kerning="false" style:font-size-complex="12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149" style:parent-style-name="DefaultParagraphFont" style:family="text">
      <style:text-properties style:font-name="Times" style:font-name-complex="Times" fo:font-style="italic" style:font-style-asian="italic" style:font-style-complex="italic" style:letter-kerning="false"/>
    </style:style>
    <style:style style:name="T150" style:parent-style-name="DefaultParagraphFont" style:family="text">
      <style:text-properties style:font-name="Times" style:font-name-complex="Times" style:letter-kerning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</style:style>
    <style:style style:name="P190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P191" style:parent-style-name="Standard" style:family="paragraph">
      <style:paragraph-properties fo:widows="0" fo:orphans="0" fo:text-align="center"/>
    </style:style>
    <style:style style:name="T19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93" style:parent-style-name="DefaultParagraphFont" style:family="text">
      <style:text-properties style:font-name="Arial" style:font-name-complex="Arial"/>
    </style:style>
    <style:style style:name="TableColumn195" style:family="table-column">
      <style:table-column-properties style:column-width="1.3in" style:use-optimal-column-width="false"/>
    </style:style>
    <style:style style:name="TableColumn196" style:family="table-column">
      <style:table-column-properties style:column-width="2.0145in" style:use-optimal-column-width="false"/>
    </style:style>
    <style:style style:name="TableColumn197" style:family="table-column">
      <style:table-column-properties style:column-width="0.9944in" style:use-optimal-column-width="false"/>
    </style:style>
    <style:style style:name="TableColumn198" style:family="table-column">
      <style:table-column-properties style:column-width="1.1263in" style:use-optimal-column-width="false"/>
    </style:style>
    <style:style style:name="TableColumn199" style:family="table-column">
      <style:table-column-properties style:column-width="1.0645in" style:use-optimal-column-width="false"/>
    </style:style>
    <style:style style:name="Table194" style:family="table">
      <style:table-properties style:width="6.5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P214" style:parent-style-name="TableContents" style:family="paragraph">
      <style:paragraph-properties fo:text-align="center"/>
    </style:style>
    <style:style style:name="T215" style:parent-style-name="DefaultParagraphFont" style:family="text">
      <style:text-properties style:font-name="Times" style:font-name-complex="Times" style:letter-kerning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227" style:parent-style-name="DefaultParagraphFont" style:family="text">
      <style:text-properties style:font-name="Times" style:font-name-complex="Times" style:letter-kerning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P269" style:parent-style-name="Normal" style:family="paragraph">
      <style:text-properties text:display="none"/>
    </style:style>
    <style:style style:name="TableColumn271" style:family="table-column">
      <style:table-column-properties style:column-width="2.5625in" style:use-optimal-column-width="false"/>
    </style:style>
    <style:style style:name="TableColumn272" style:family="table-column">
      <style:table-column-properties style:column-width="1.3125in" style:use-optimal-column-width="false"/>
    </style:style>
    <style:style style:name="TableColumn273" style:family="table-column">
      <style:table-column-properties style:column-width="1.3125in" style:use-optimal-column-width="false"/>
    </style:style>
    <style:style style:name="TableColumn274" style:family="table-column">
      <style:table-column-properties style:column-width="1.3125in" style:use-optimal-column-width="false"/>
    </style:style>
    <style:style style:name="Table270" style:family="table">
      <style:table-properties style:width="6.5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weight="bold" style:font-weight-asian="bold" style:font-weight-complex="bold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284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P28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8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29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06" style:parent-style-name="Standard" style:family="paragraph">
      <style:paragraph-properties fo:widows="0" fo:orphans="0"/>
    </style:style>
    <style:style style:name="T307" style:parent-style-name="DefaultParagraphFont" style:family="text">
      <style:text-properties style:font-name="Arial" style:font-name-complex="Arial" fo:font-size="11pt" style:font-size-asian="11pt"/>
    </style:style>
    <style:style style:name="T308" style:parent-style-name="DefaultParagraphFont" style:family="text">
      <style:text-properties style:font-name="Arial" style:font-name-complex="Arial" fo:font-size="11pt" style:font-size-asian="11pt"/>
    </style:style>
    <style:style style:name="T309" style:parent-style-name="DefaultParagraphFont" style:family="text">
      <style:text-properties style:font-name="Arial" style:font-name-complex="Arial"/>
    </style:style>
    <style:style style:name="T310" style:parent-style-name="DefaultParagraphFont" style:family="text">
      <style:text-properties style:font-name="Arial" style:font-name-complex="Arial"/>
    </style:style>
    <style:style style:name="P311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Column313" style:family="table-column">
      <style:table-column-properties style:column-width="1.625in" style:use-optimal-column-width="false"/>
    </style:style>
    <style:style style:name="TableColumn314" style:family="table-column">
      <style:table-column-properties style:column-width="1.625in" style:use-optimal-column-width="false"/>
    </style:style>
    <style:style style:name="TableColumn315" style:family="table-column">
      <style:table-column-properties style:column-width="1.625in" style:use-optimal-column-width="false"/>
    </style:style>
    <style:style style:name="TableColumn316" style:family="table-column">
      <style:table-column-properties style:column-width="1.625in" style:use-optimal-column-width="false"/>
    </style:style>
    <style:style style:name="Table312" style:family="table">
      <style:table-properties style:width="6.5in" fo:margin-left="0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</style:style>
    <style:style style:name="P362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P36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64" style:parent-style-name="Standard" style:family="paragraph">
      <style:paragraph-properties fo:widows="0" fo:orphans="0"/>
    </style:style>
    <style:style style:name="T365" style:parent-style-name="DefaultParagraphFont" style:family="text">
      <style:text-properties style:font-name="Arial" style:font-name-complex="Arial" fo:font-size="11pt" style:font-size-asian="11pt"/>
    </style:style>
    <style:style style:name="T366" style:parent-style-name="DefaultParagraphFont" style:family="text">
      <style:text-properties style:font-name="Arial" style:font-name-complex="Arial" fo:font-size="11pt" style:font-size-asian="11pt"/>
    </style:style>
    <style:style style:name="T367" style:parent-style-name="DefaultParagraphFont" style:family="text">
      <style:text-properties style:font-name="Arial" style:font-name-complex="Arial" fo:font-size="11pt" style:font-size-asian="11pt"/>
    </style:style>
    <style:style style:name="T36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36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79" style:parent-style-name="Standard" style:family="paragraph">
      <style:paragraph-properties fo:widows="0" fo:orphans="0" fo:margin-left="0.25in">
        <style:tab-stops/>
      </style:paragraph-properties>
      <style:text-properties style:font-name="Arial" style:font-name-complex="Arial" fo:font-size="11pt" style:font-size-asian="11pt"/>
    </style:style>
    <style:style style:name="P38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1" style:parent-style-name="Standard" style:family="paragraph">
      <style:paragraph-properties fo:widows="0" fo:orphans="0"/>
    </style:style>
    <style:style style:name="T382" style:parent-style-name="DefaultParagraphFont" style:family="text">
      <style:text-properties style:font-name="Arial" style:font-name-complex="Arial" fo:font-size="11pt" style:font-size-asian="11pt"/>
    </style:style>
    <style:style style:name="T383" style:parent-style-name="DefaultParagraphFont" style:family="text">
      <style:text-properties style:font-name="Arial" style:font-name-complex="Arial" fo:font-size="11pt" style:font-size-asian="11pt"/>
    </style:style>
    <style:style style:name="T38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38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8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89" style:parent-style-name="ListParagraph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0" style:parent-style-name="Standard" style:family="paragraph">
      <style:paragraph-properties fo:widows="0" fo:orphans="0" fo:margin-left="0.5in">
        <style:tab-stops/>
      </style:paragraph-properties>
      <style:text-properties style:font-name="Arial" style:font-name-complex="Arial" fo:font-size="11pt" style:font-size-asian="11pt"/>
    </style:style>
    <style:style style:name="P39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5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6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399" style:parent-style-name="Standard" style:family="paragraph">
      <style:paragraph-properties fo:widows="0" fo:orphans="0" fo:margin-left="0.5in">
        <style:tab-stops/>
      </style:paragraph-properties>
      <style:text-properties style:font-name="Arial" style:font-name-complex="Arial" fo:font-size="11pt" style:font-size-asian="11pt"/>
    </style:style>
    <style:style style:name="P40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01" style:parent-style-name="Standard" style:family="paragraph">
      <style:paragraph-properties fo:widows="0" fo:orphans="0"/>
    </style:style>
    <style:style style:name="T402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403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404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405" style:parent-style-name="DefaultParagraphFont" style:family="text">
      <style:text-properties style:font-name="Arial" style:font-name-complex="Arial" fo:font-size="11pt" style:font-size-asian="11pt"/>
    </style:style>
    <style:style style:name="T406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P407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08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09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0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1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2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3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4" style:parent-style-name="Standard" style:family="paragraph">
      <style:paragraph-properties fo:widows="0" fo:orphans="0"/>
      <style:text-properties style:font-name="Arial" style:font-name-complex="Arial" fo:font-size="11pt" style:font-size-asian="11pt"/>
    </style:style>
    <style:style style:name="P415" style:parent-style-name="Standard" style:family="paragraph">
      <style:paragraph-properties fo:widows="0" fo:orphans="0"/>
    </style:style>
    <style:style style:name="T416" style:parent-style-name="DefaultParagraphFont" style:family="text">
      <style:text-properties style:font-name="Arial" style:font-name-complex="Arial" fo:font-size="11pt" style:font-size-asian="11pt"/>
    </style:style>
    <style:style style:name="T417" style:parent-style-name="DefaultParagraphFont" style:family="text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>EVIDENCE OF PERFORMANCE</text:p>
      <text:p text:style-name="P2"/>
      <text:p text:style-name="P3"><text:span text:style-name="T4">YEAR: 2022</text:span></text:p>
      <text:p text:style-name="P5"/>
      <text:p text:style-name="P6"/>
      <text:p text:style-name="P7">Name:<text:tab/>______________________<text:tab/>Rank:<text:s/><text:tab/>______________</text:p>
      <text:p text:style-name="P8"/>
      <text:p text:style-name="P9"/>
      <text:p text:style-name="P10"><text:span text:style-name="T11">A.</text:span><text:span text:style-name="T12"><text:tab/>YOUR MOST SIGNIFICANT CONTRIBUTIONS FOR THE YEAR. <text:s/>Please select from this document what you consider were your most significant<text:s/></text:span><text:span text:style-name="T13">contributions<text:s/></text:span><text:span text:style-name="T14">(i.e. bragging points)</text:span><text:span text:style-name="T15"><text:s/>in each of the areas of teaching, research and service.<text:s/></text:span><text:span text:style-name="T16">Please list them in bullet form and include a brief description and/or supportive information as sub-bullets.</text:span><text:span text:style-name="T17"><text:s text:c="2"/></text:span><text:span text:style-name="T18">If there is something important that you would like<text:s/></text:span><text:span text:style-name="T19">to mention which lies outside these categories please place it in a category named “Other” at the bottom of this page.</text:span></text:p>
      <text:p text:style-name="P20"/>
      <text:p text:style-name="P21">Note: All faculty are required to annually update their CV via the University FEAS system at FEAS.fsu.edu. <text:s/></text:p>
      <text:p text:style-name="P22"/>
      <text:p text:style-name="P23"/>
      <text:p text:style-name="P24">Teaching:</text:p>
      <text:p text:style-name="P25"/>
      <text:list text:style-name="WWNum1">
        <text:list-item>
          <text:p text:style-name="P26">AST4419-AST5418 Extragalactic Astronomy (Spring 2022)</text:p>
        </text:list-item>
        <text:list-item>
          <text:p text:style-name="P27">AST4530-AST5531 Fluid and Plasma Physics (Fall 2022)</text:p>
        </text:list-item>
        <text:list-item>
          <text:p text:style-name="P28">Two PhD defended</text:p>
          <text:list text:continue-numbering="true">
            <text:list-item>
              <text:p text:style-name="P29">Kye Stalpes</text:p>
            </text:list-item>
            <text:list-item>
              <text:p text:style-name="P30">Dan Le</text:p>
            </text:list-item>
          </text:list>
        </text:list-item>
        <text:list-item>
          <text:p text:style-name="P31">Four current PhD students</text:p>
          <text:list text:continue-numbering="true">
            <text:list-item>
              <text:p text:style-name="P32">Luz Jimenez Vela</text:p>
            </text:list-item>
            <text:list-item>
              <text:p text:style-name="P33">Branislav Rabatin</text:p>
            </text:list-item>
            <text:list-item>
              <text:p text:style-name="P34">Jacob Strack</text:p>
            </text:list-item>
            <text:list-item>
              <text:p text:style-name="P35">Nikhil Bisht</text:p>
            </text:list-item>
          </text:list>
        </text:list-item>
        <text:list-item>
          <text:p text:style-name="P36">One Undergrad</text:p>
          <text:list text:continue-numbering="true">
            <text:list-item>
              <text:p text:style-name="P37">Parker Sanderson</text:p>
            </text:list-item>
          </text:list>
        </text:list-item>
      </text:list>
      <text:p text:style-name="P38"/>
      <text:p text:style-name="P39">Research:</text:p>
      <text:p text:style-name="P40"/>
      <text:list text:style-name="WWNum1" text:continue-numbering="true">
        <text:list-item>
          <text:p text:style-name="P41">Star Formation</text:p>
          <text:list text:continue-numbering="true">
            <text:list-item>
              <text:p text:style-name="P42">Grant Supported</text:p>
            </text:list-item>
            <text:list-item>
              <text:p text:style-name="P43">One paper published, 3-4 coming this summer</text:p>
            </text:list-item>
            <text:list-item>
              <text:p text:style-name="P44">Luz Jimenez Vela, Dan Le, Nikhil Bisht are on this project</text:p>
            </text:list-item>
            <text:list-item>
              <text:p text:style-name="P45">Simulations of molecular clouds collapsing under their own gravity. <text:s/>Lagrangian particles follow the history of the collapse to reveal what gas collapses and how fast. <text:s/>This is a new technique for star formation that has had very little attention, and opens a new window on this important process</text:p>
            </text:list-item>
          </text:list>
        </text:list-item>
        <text:list-item>
          <text:p text:style-name="P46">CMB Foregrounds</text:p>
          <text:list text:continue-numbering="true">
            <text:list-item>
              <text:p text:style-name="P47">Grant Supported</text:p>
            </text:list-item>
            <text:list-item>
              <text:p text:style-name="P48">One paper forthcoming</text:p>
            </text:list-item>
            <text:list-item>
              <text:p text:style-name="P49">Kye Stalpes worked on this.</text:p>
            </text:list-item>
            <text:list-item>
              <text:p text:style-name="P50">Simulations of the gas in the galaxy that contaminates our view of the polarization of the CMB. <text:s/>These simulations will allow us to understand the noise in order to reveal the signal from the big bang.</text:p>
            </text:list-item>
          </text:list>
        </text:list-item>
        <text:list-item>
          <text:p text:style-name="P51">Galactic Magnetic Fields<text:tab/><text:tab/></text:p>
          <text:list text:continue-numbering="true">
            <text:list-item>
              <text:p text:style-name="P52">Grant pending (very hopeful)</text:p>
            </text:list-item>
            <text:list-item>
              <text:p text:style-name="P53">Jacob Strack is on this project</text:p>
            </text:list-item>
            <text:list-item>
              <text:p text:style-name="P54">Simulations are being developed of the complete Milky Way and its magnetic field. <text:s/>The origin and properties of the galactic magnetic field are a mystery, but its dynamics impact both star formation and CMB<text:s/>foregrounds. <text:s/></text:p>
            </text:list-item>
          </text:list>
        </text:list-item>
        <text:list-item>
          <text:p text:style-name="P55">Star Formation with the National Ignition Facility</text:p>
          <text:list text:continue-numbering="true">
            <text:list-item>
              <text:p text:style-name="P56">National Lab supported</text:p>
            </text:list-item>
            <text:list-item>
              <text:p text:style-name="P57">Shots July 2022, September 2023</text:p>
            </text:list-item>
            <text:list-item>
              <text:p text:style-name="P58">Luz Jimenez Vela is working on this.</text:p>
            </text:list-item>
            <text:list-item>
              <text:p text:style-name="P59">We are using the most powerful laser in the world to study the conditions of star formation. <text:s/>By using the laser to drive shocks through a block of foam, we will study the density response to supersonic flows. <text:s/>This is an essential piece of star formation theory that has not been experimentally verified, we aim to do so.</text:p>
            </text:list-item>
          </text:list>
        </text:list-item>
      </text:list>
      <text:p text:style-name="P60">Service:</text:p>
      <text:p text:style-name="P61"/>
      <text:list text:style-name="WWNum1" text:continue-numbering="true">
        <text:list-item>
          <text:p text:style-name="P62">Qual Committee</text:p>
          <text:list text:continue-numbering="true">
            <text:list-item>
              <text:p text:style-name="P63">Writing, Grading, Proctoring the written proficiency exam.</text:p>
            </text:list-item>
            <text:list-item>
              <text:p text:style-name="P64">Administered now 3 times annually.</text:p>
            </text:list-item>
            <text:list-item>
              <text:p text:style-name="P65">This new Qual format is vastly superior to the old version.</text:p>
            </text:list-item>
          </text:list>
        </text:list-item>
        <text:list-item>
          <text:p text:style-name="P66">Web and Newsletter Committee (co-chair with Kun Yang)</text:p>
          <text:list text:continue-numbering="true">
            <text:list-item>
              <text:p text:style-name="P67">Organize the maintenance and upkeep of the department<text:s/>website</text:p>
            </text:list-item>
            <text:list-item>
              <text:p text:style-name="P68">Ensure the website is engaging and useful for current and prospective students, staff, and faculty</text:p>
            </text:list-item>
            <text:list-item>
              <text:p text:style-name="P69">Maintain calendars for all the seminar series</text:p>
            </text:list-item>
            <text:list-item>
              <text:p text:style-name="P70">Maintain calendars for rooms.</text:p>
            </text:list-item>
            <text:list-item>
              <text:p text:style-name="P71">Maintain the department directory</text:p>
            </text:list-item>
            <text:list-item>
              <text:p text:style-name="P72">Help with individual research pages</text:p>
            </text:list-item>
            <text:list-item>
              <text:p text:style-name="P73">Organize a re-write of group Research pages (ongoing)</text:p>
            </text:list-item>
          </text:list>
        </text:list-item>
        <text:list-item>
          <text:p text:style-name="P74">Saturday Morning Physics</text:p>
          <text:list text:continue-numbering="true">
            <text:list-item>
              <text:p text:style-name="P75">Presentations about astronomy to area middle school students.</text:p>
            </text:list-item>
          </text:list>
        </text:list-item>
        <text:list-item>
          <text:p text:style-name="P76">PAI committee (chair)</text:p>
          <text:list text:continue-numbering="true">
            <text:list-item>
              <text:p text:style-name="P77">Organizing and collecting nominations and selecting the winner of the annual PAI award for faculty members</text:p>
            </text:list-item>
          </text:list>
        </text:list-item>
        <text:list-item>
          <text:p text:style-name="P78">Ask A Scientist (organizer)</text:p>
          <text:list text:continue-numbering="true">
            <text:list-item>
              <text:p text:style-name="P79">Ask A Scientist is a booth at the First Friday arts festival where the public can talk to professional scientists. <text:s/>Each month we get 2-3 faculty from FSU and FAMU science areas to interact with the public. <text:s/>Conversations include current science topics, career advice, and speculative ideas.</text:p>
            </text:list-item>
          </text:list>
        </text:list-item>
      </text:list>
      <text:p text:style-name="P80"/>
      <text:soft-page-break/>
      <text:p text:style-name="P81">B.<text:tab/>PAPERS PUBLISHED THIS YEAR. <text:s/>Please list by citation all papers of which you were an author that appeared during 2022. <text:s/>(Designate whether refereed, conference<text:s/>proceeding, abstract etc.)</text:p>
      <text:p text:style-name="P82"/>
      <text:list text:style-name="LFO5" text:continue-numbering="true">
        <text:list-item>
          <text:p text:style-name="P83"><text:span text:style-name="T84">“</text:span><text:span text:style-name="T85">Collapsing molecular clouds with tracer particles: Part I, what collapses?” Collins, Le, Jimenez Vela. <text:s/>Monthly Notices of the Royal Astronomical Society. <text:s/>2022</text:span></text:p>
        </text:list-item>
        <text:list-item>
          <text:p text:style-name="P86"><text:span text:style-name="T87">“</text:span><text:span text:style-name="T88">Finite shock model of density in supersonic turbulence” Monthly N</text:span><text:span text:style-name="T89">otices of the Royal Atronomical Society. <text:s/>Rabatin and Collins 2022</text:span></text:p>
        </text:list-item>
        <text:list-item>
          <text:p text:style-name="P90"><text:span text:style-name="T91">“</text:span><text:span text:style-name="T92">The driving mode of shock-driven turbulence” Monthly Notices of the Royal Astronomical Society. <text:s/>Dhawalikhar, Federrath, Davidovits, Teyssier, Nagel, Remington, Collins 2022</text:span></text:p>
        </text:list-item>
        <text:list-item>
          <text:p text:style-name="P93">“Turbulence generation by shock interaction with a highly nonuniform medium” Physical Review E. <text:s/>Davidovits, Federrath, Teyssier, Raman, Collins, Nagel 2022</text:p>
        </text:list-item>
      </text:list>
      <text:p text:style-name="P94"/>
      <text:p text:style-name="P95">C.<text:tab/>PAPERS IN PRESS. Please list by citation all such papers that were accepted but did not appear during<text:s/>2022.</text:p>
      <text:p text:style-name="P96"/>
      <text:p text:style-name="P97">D.<text:tab/>PAPERS SUBMITTED. Please list all papers that were submitted by you but were not yet accepted during 2022.</text:p>
      <text:p text:style-name="P98"/>
      <text:p text:style-name="P99">E.<text:tab/>INDIVIDUAL TALKS. Please list all conference, symposia, colloquia, seminar and other individual talks that you gave during 2022. <text:s/>(Designate invited talks.)</text:p>
      <text:p text:style-name="P100"/>
      <text:list text:style-name="LFO6" text:continue-numbering="true">
        <text:list-item>
          <text:p text:style-name="P101">“Star Formation from Turbulent Clouds” FSU March 2022</text:p>
        </text:list-item>
        <text:list-item>
          <text:p text:style-name="P102">“Let Your Anxiety Work for You: Lessons from Outer Space” North Florida Toastmasters, September 2022</text:p>
        </text:list-item>
      </text:list>
      <text:p text:style-name="P103"/>
      <text:p text:style-name="P104"><text:span text:style-name="T105">F.<text:s/></text:span><text:span text:style-name="T106"><text:tab/><text:s/>GRANT FUNDING. <text:s/>Please indicate your research funding for 2022. <text:s/>Include</text:span><text:span text:style-name="T107"><text:s/>any submitted <text:s/>(even if not funded) or pending proposals.<text:s/></text:span><text:span text:style-name="T108">Include the FSU Project # and for pending proposals enter “pending” in the award period field.</text:span></text:p>
      <text:p text:style-name="P109"><text:s/><text:tab/><text:tab/><text:tab/><text:tab/><text:tab/><text:s text:c="5"/>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<text:span text:style-name="T119">FSU#</text:span><text:span text:style-name="T120"><text:tab/></text:span></text:p>
          </table:table-cell>
          <table:table-cell table:style-name="TableCell121">
            <text:p text:style-name="P122">Title</text:p>
          </table:table-cell>
          <table:table-cell table:style-name="TableCell123">
            <text:p text:style-name="P124">Type &amp; Source</text:p>
          </table:table-cell>
          <table:table-cell table:style-name="TableCell125">
            <text:p text:style-name="P126">Amount</text:p>
          </table:table-cell>
          <table:table-cell table:style-name="TableCell127">
            <text:p text:style-name="P128">Award Period</text:p>
          </table:table-cell>
        </table:table-row>
        <table:table-row table:style-name="TableRow129">
          <table:table-cell table:style-name="TableCell130">
            <text:p text:style-name="P131"/>
            <text:p text:style-name="Normal"><text:span text:style-name="T132">2009870</text:span></text:p>
          </table:table-cell>
          <table:table-cell table:style-name="TableCell133">
            <text:p text:style-name="P134"><text:span text:style-name="T135">CMB Polarization<text:s/></text:span><text:span text:style-name="T136">Foreground Effects on B-modes and Lensing</text:span></text:p>
          </table:table-cell>
          <table:table-cell table:style-name="TableCell137">
            <text:p text:style-name="P138">NSF</text:p>
          </table:table-cell>
          <table:table-cell table:style-name="TableCell139">
            <text:p text:style-name="P140">$533,715</text:p>
          </table:table-cell>
          <table:table-cell table:style-name="TableCell141">
            <text:p text:style-name="P142">8/2020-7/2023</text:p>
          </table:table-cell>
        </table:table-row>
        <table:table-row table:style-name="TableRow143">
          <table:table-cell table:style-name="TableCell144">
            <text:p text:style-name="P145"/>
            <text:p text:style-name="Normal"><text:span text:style-name="T146">1616026</text:span></text:p>
          </table:table-cell>
          <table:table-cell table:style-name="TableCell147">
            <text:p text:style-name="P148"><text:span text:style-name="T149">A Study of Magnetic Fields in the Formation of Molecular Clouds and Stars</text:span><text:span text:style-name="T150">.</text:span></text:p>
          </table:table-cell>
          <table:table-cell table:style-name="TableCell151">
            <text:p text:style-name="P152">NSF</text:p>
          </table:table-cell>
          <table:table-cell table:style-name="TableCell153">
            <text:p text:style-name="P154">$319,928</text:p>
          </table:table-cell>
          <table:table-cell table:style-name="TableCell155">
            <text:p text:style-name="P156">6/2016-8/2022</text:p>
          </table:table-cell>
        </table:table-row>
        <table:table-row table:style-name="TableRow157">
          <table:table-cell table:style-name="TableCell158">
            <text:p text:style-name="P159">pending</text:p>
          </table:table-cell>
          <table:table-cell table:style-name="TableCell160">
            <text:p text:style-name="P161">Collaborative Research: Magnetizing the Milky Way</text:p>
          </table:table-cell>
          <table:table-cell table:style-name="TableCell162">
            <text:p text:style-name="P163">NSF</text:p>
          </table:table-cell>
          <table:table-cell table:style-name="TableCell164">
            <text:p text:style-name="P165">$300,000</text:p>
          </table:table-cell>
          <table:table-cell table:style-name="TableCell166">
            <text:p text:style-name="P167">pending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</table:table>
      <text:p text:style-name="P190"/>
      <text:p text:style-name="P191"><text:span text:style-name="T192">2023 - 2024 Expected Level of Research Effort. <text:s/></text:span><text:span text:style-name="T193">Each semester should total 100%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soft-page-break/>
            <text:p text:style-name="P202"><text:s/>FSU Project<text:line-break/>Number</text:p>
          </table:table-cell>
          <table:table-cell table:style-name="TableCell203">
            <text:p text:style-name="P204">Title</text:p>
          </table:table-cell>
          <table:table-cell table:style-name="TableCell205">
            <text:p text:style-name="P206">Summer 2023</text:p>
          </table:table-cell>
          <table:table-cell table:style-name="TableCell207">
            <text:p text:style-name="P208">Fall<text:s/><text:line-break/>2023</text:p>
          </table:table-cell>
          <table:table-cell table:style-name="TableCell209">
            <text:p text:style-name="P210">Spring<text:s/><text:line-break/>2024</text:p>
          </table:table-cell>
        </table:table-row>
        <table:table-row table:style-name="TableRow211">
          <table:table-cell table:style-name="TableCell212">
            <text:p text:style-name="P213"/>
            <text:p text:style-name="P214"><text:span text:style-name="T215">2009870</text:span></text:p>
          </table:table-cell>
          <table:table-cell table:style-name="TableCell216">
            <text:p text:style-name="P217">Star Formation</text:p>
          </table:table-cell>
          <table:table-cell table:style-name="TableCell218">
            <text:p text:style-name="P219">60</text:p>
          </table:table-cell>
          <table:table-cell table:style-name="TableCell220">
            <text:p text:style-name="P221">60</text:p>
          </table:table-cell>
          <table:table-cell table:style-name="TableCell222">
            <text:p text:style-name="P223">60</text:p>
          </table:table-cell>
        </table:table-row>
        <table:table-row table:style-name="TableRow224">
          <table:table-cell table:style-name="TableCell225">
            <text:p text:style-name="P226"><text:span text:style-name="T227">1616026</text:span></text:p>
          </table:table-cell>
          <table:table-cell table:style-name="TableCell228">
            <text:p text:style-name="P229">CMB Foregrounds</text:p>
          </table:table-cell>
          <table:table-cell table:style-name="TableCell230">
            <text:p text:style-name="P231">20</text:p>
          </table:table-cell>
          <table:table-cell table:style-name="TableCell232">
            <text:p text:style-name="P233">20</text:p>
          </table:table-cell>
          <table:table-cell table:style-name="TableCell234">
            <text:p text:style-name="P235">20</text:p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>Star<text:s/>Formation with NIF</text:p>
          </table:table-cell>
          <table:table-cell table:style-name="TableCell241">
            <text:p text:style-name="P242">10</text:p>
          </table:table-cell>
          <table:table-cell table:style-name="TableCell243">
            <text:p text:style-name="P244">10</text:p>
          </table:table-cell>
          <table:table-cell table:style-name="TableCell245">
            <text:p text:style-name="P246">10</text:p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>Galactic Magnetic Fields</text:p>
          </table:table-cell>
          <table:table-cell table:style-name="TableCell252">
            <text:p text:style-name="P253">10</text:p>
          </table:table-cell>
          <table:table-cell table:style-name="TableCell254">
            <text:p text:style-name="P255">10</text:p>
          </table:table-cell>
          <table:table-cell table:style-name="TableCell256">
            <text:p text:style-name="P257">10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</table:table>
      <text:p text:style-name="P269"/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TOTALS:</text:p>
          </table:table-cell>
          <table:table-cell table:style-name="TableCell278">
            <text:p text:style-name="P279">100%</text:p>
          </table:table-cell>
          <table:table-cell table:style-name="TableCell280">
            <text:p text:style-name="P281">100%</text:p>
          </table:table-cell>
          <table:table-cell table:style-name="TableCell282">
            <text:p text:style-name="P283">100%</text:p>
          </table:table-cell>
        </table:table-row>
      </table:table>
      <text:p text:style-name="P284"/>
      <text:p text:style-name="P285"/>
      <text:p text:style-name="P286">G.<text:tab/>DEPARTMENTAL COMMITTEE SERVICE. Please list all departmental committees on which you served during 2022. <text:s/>Also please indicate your committee<text:s/>assignment for this (spring) semester.</text:p>
      <text:p text:style-name="P287"/>
      <text:list text:style-name="LFO7" text:continue-numbering="true">
        <text:list-item>
          <text:p text:style-name="P288">Web Committee (chair)</text:p>
        </text:list-item>
        <text:list-item>
          <text:p text:style-name="P289">PAI Committee (chair)</text:p>
        </text:list-item>
        <text:list-item>
          <text:p text:style-name="P290">Qual Committee</text:p>
        </text:list-item>
        <text:list-item>
          <text:p text:style-name="P291">Saturday Morning Physics</text:p>
        </text:list-item>
      </text:list>
      <text:p text:style-name="P292"/>
      <text:p text:style-name="P293">H.<text:tab/>UNIVERSITY AND SUS SERVICE. Please list all University and SUS committees, task forces, and governing bodies on which you<text:s/>served during 2022.</text:p>
      <text:p text:style-name="P294"/>
      <text:p text:style-name="P295">I.<text:tab/>INTERNATIONAL, NATIONAL, AND REGIONAL SERVICE. <text:s/>Please list all international, national, and regional bodies on which you served, together with any reviewing activities (journals, proposals), during 2022.</text:p>
      <text:p text:style-name="P296"/>
      <text:p text:style-name="P297">J.<text:tab/>OFFICES HELD. <text:s/>Please list all offices in organizations related to your activity as a professional faculty member held by you during 2022.</text:p>
      <text:p text:style-name="P298"/>
      <text:p text:style-name="P299">K.<text:tab/>HONORS RECEIVED. Please list all professional honors received by you during 2022.</text:p>
      <text:p text:style-name="P300"/>
      <text:p text:style-name="P301">L.<text:s/><text:tab/>GRADUATE DEGREES AWARDED. Please list all graduate students who received degrees under your direction during 2022.</text:p>
      <text:p text:style-name="P302"/>
      <text:list text:style-name="LFO8" text:continue-numbering="true">
        <text:list-item>
          <text:p text:style-name="P303">Kye Stalpes, June 2022</text:p>
        </text:list-item>
        <text:list-item>
          <text:p text:style-name="P304">Dan Le, June 2022</text:p>
        </text:list-item>
      </text:list>
      <text:p text:style-name="P305"/>
      <text:p text:style-name="P306"><text:span text:style-name="T307">M.<text:s/></text:span><text:span text:style-name="T308"><text:tab/>GRADUATE STUDENT DIRECTION. <text:s/>Please list all graduate students whose work you directed during 2022 but who did not receive degrees.</text:span><text:span text:style-name="T309"><text:s/>Include dat</text:span><text:span text:style-name="T310">e joined group, prospectus (expected/passed) <text:s/>date, and expected graduation date.</text:span></text:p>
      <text:p text:style-name="P311"/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P319">name</text:p>
          </table:table-cell>
          <table:table-cell table:style-name="TableCell320">
            <text:p text:style-name="P321">date joined group</text:p>
          </table:table-cell>
          <table:table-cell table:style-name="TableCell322">
            <text:p text:style-name="P323">expected/passed <text:s/>prospectus date</text:p>
          </table:table-cell>
          <table:table-cell table:style-name="TableCell324">
            <text:p text:style-name="P325">expected graduation date</text:p>
          </table:table-cell>
        </table:table-row>
        <table:table-row table:style-name="TableRow326">
          <table:table-cell table:style-name="TableCell327">
            <text:p text:style-name="P328">Luz Jimenez Vela</text:p>
          </table:table-cell>
          <table:table-cell table:style-name="TableCell329">
            <text:p text:style-name="P330">2016</text:p>
          </table:table-cell>
          <table:table-cell table:style-name="TableCell331">
            <text:p text:style-name="P332">July 2022</text:p>
          </table:table-cell>
          <table:table-cell table:style-name="TableCell333">
            <text:p text:style-name="P334">Spring 2024</text:p>
          </table:table-cell>
        </table:table-row>
        <table:table-row table:style-name="TableRow335">
          <table:table-cell table:style-name="TableCell336">
            <text:p text:style-name="P337">Branislav Rabatin</text:p>
          </table:table-cell>
          <table:table-cell table:style-name="TableCell338">
            <text:p text:style-name="P339">2018</text:p>
          </table:table-cell>
          <table:table-cell table:style-name="TableCell340">
            <text:p text:style-name="P341">Dec 2022</text:p>
          </table:table-cell>
          <table:table-cell table:style-name="TableCell342">
            <text:p text:style-name="P343">Spring<text:s/>2024</text:p>
          </table:table-cell>
        </table:table-row>
        <text:soft-page-break/>
        <table:table-row table:style-name="TableRow344">
          <table:table-cell table:style-name="TableCell345">
            <text:p text:style-name="P346">Jacob Strack</text:p>
          </table:table-cell>
          <table:table-cell table:style-name="TableCell347">
            <text:p text:style-name="P348">2022</text:p>
          </table:table-cell>
          <table:table-cell table:style-name="TableCell349">
            <text:p text:style-name="P350">Summer 2023<text:s/></text:p>
          </table:table-cell>
          <table:table-cell table:style-name="TableCell351">
            <text:p text:style-name="P352">Spring 2026</text:p>
          </table:table-cell>
        </table:table-row>
        <table:table-row table:style-name="TableRow353">
          <table:table-cell table:style-name="TableCell354">
            <text:p text:style-name="P355">Nikhil Bisht</text:p>
          </table:table-cell>
          <table:table-cell table:style-name="TableCell356">
            <text:p text:style-name="P357">2022</text:p>
          </table:table-cell>
          <table:table-cell table:style-name="TableCell358">
            <text:p text:style-name="P359">Fall 2023</text:p>
          </table:table-cell>
          <table:table-cell table:style-name="TableCell360">
            <text:p text:style-name="P361">Spring 2027</text:p>
          </table:table-cell>
        </table:table-row>
      </table:table>
      <text:p text:style-name="P362"/>
      <text:p text:style-name="P363"/>
      <text:p text:style-name="P364"><text:span text:style-name="T365">N. <text:s/></text:span><text:span text:style-name="T366"><text:tab/>GRADUATE STUDENT COMMITTEES. Please list all graduate students on whose supervisory committees you served but for whom you were not Major Professor<text:s/></text:span><text:span text:style-name="T367">during 2022. <text:s/></text:span><text:span text:style-name="T368">Include name of Major Professor and department if outside of Physics.</text:span></text:p>
      <text:p text:style-name="P369"/>
      <text:list text:style-name="LFO9" text:continue-numbering="true">
        <text:list-item>
          <text:p text:style-name="P370">Kanai, Toshiaki (Physics Advisor, Wei Guo in Engineering is Major Professor)</text:p>
        </text:list-item>
        <text:list-item>
          <text:p text:style-name="P371">Knorr, E (Chemistry, Ken Hanson)</text:p>
        </text:list-item>
        <text:list-item>
          <text:p text:style-name="P372">Riggs, Courtney (Math, Tyler Foster)</text:p>
        </text:list-item>
        <text:list-item>
          <text:p text:style-name="P373">Fisher, Alec</text:p>
        </text:list-item>
        <text:list-item>
          <text:p text:style-name="P374">Paudel, Nawaraj</text:p>
        </text:list-item>
        <text:list-item>
          <text:p text:style-name="P375">Liu, Shu</text:p>
        </text:list-item>
        <text:list-item>
          <text:p text:style-name="P376">Guzman, Joseph</text:p>
        </text:list-item>
        <text:list-item>
          <text:p text:style-name="P377">Yavuz, Oz</text:p>
        </text:list-item>
        <text:list-item>
          <text:p text:style-name="P378">Garcia, Carlos</text:p>
        </text:list-item>
      </text:list>
      <text:p text:style-name="P379"/>
      <text:p text:style-name="P380"/>
      <text:p text:style-name="P381"><text:span text:style-name="T382">O. <text:s/></text:span><text:span text:style-name="T383"><text:tab/>UNDERGRADUATE <text:s/>SUPERVISION. Please list all undergraduate students whose research activities you directed during 2022. <text:s/></text:span><text:span text:style-name="T384">Include a research title or brief description.</text:span></text:p>
      <text:p text:style-name="P385"><text:s text:c="17"/><text:s text:c="63"/></text:p>
      <text:p text:style-name="P386">P.<text:tab/>CLASSES TAUGHT. Please list all classes you taught during 2022 and what you are teaching this semester. <text:s/>Include the number of students in each class.</text:p>
      <text:p text:style-name="P387"/>
      <text:list text:style-name="LFO10" text:continue-numbering="true">
        <text:list-item>
          <text:p text:style-name="P388">AST4419-AST5418 Extragalactic Astronomy (Spring 2022)</text:p>
        </text:list-item>
        <text:list-item>
          <text:p text:style-name="P389">AST4530-AST5531 Fluid and Plasma Physics (Fall 2022)</text:p>
        </text:list-item>
      </text:list>
      <text:p text:style-name="P390"/>
      <text:p text:style-name="P391"/>
      <text:p text:style-name="P392">Q.<text:tab/>DIS SUPERVISION. Please list all DIS (Directed Individual Study) students you directed during 2022.</text:p>
      <text:p text:style-name="P393"/>
      <text:list text:style-name="LFO11" text:continue-numbering="true">
        <text:list-item>
          <text:p text:style-name="P394">Luz Jimenez Vela</text:p>
        </text:list-item>
        <text:list-item>
          <text:p text:style-name="P395">Branislav Rabatin</text:p>
        </text:list-item>
        <text:list-item>
          <text:p text:style-name="P396">Jacob Strack</text:p>
        </text:list-item>
        <text:list-item>
          <text:p text:style-name="P397">Kye Stalpes</text:p>
        </text:list-item>
        <text:list-item>
          <text:p text:style-name="P398">Dan Le</text:p>
        </text:list-item>
      </text:list>
      <text:p text:style-name="P399"/>
      <text:p text:style-name="P400"/>
      <text:p text:style-name="P401"><text:span text:style-name="T402">R.<text:s/></text:span><text:span text:style-name="T403"><text:tab/></text:span><text:span text:style-name="T404">POSTDOCTORAL SCHOLARS SUPERVISION</text:span><text:span text:style-name="T405">. Please list all postdoctoral scholars which you directed during 2022. <text:s/></text:span><text:span text:style-name="T406">Include name, date joined group, residency (i.e. PHYSICS, MAGLAB, CERN, POINT NEMO…. ), and current status. <text:s/></text:span></text:p>
      <text:p text:style-name="P407"/>
      <text:p text:style-name="P408">S.<text:s/><text:tab/>OUTREACH ACTIVITIES. <text:s/>Please list all outreach activities that you participated in during 2022.</text:p>
      <text:p text:style-name="P409"/>
      <text:list text:style-name="LFO12" text:continue-numbering="true">
        <text:list-item>
          <text:p text:style-name="P410">Saturday Morning Physics</text:p>
        </text:list-item>
        <text:list-item>
          <text:p text:style-name="P411">Ask A Scientist: <text:s/>Monthly engagement with other faculty and the public</text:p>
        </text:list-item>
      </text:list>
      <text:p text:style-name="P412"/>
      <text:p text:style-name="P413">T.<text:tab/>OTHER ITEMS. <text:s/>Please detail any other items that you feel will help give an adequate picture of your performance during 2022.</text:p>
      <text:p text:style-name="P414"/>
      <text:p text:style-name="P415"><text:span text:style-name="T416">U.</text:span><text:span text:style-name="T417"><text:tab/>SPCI EVALUATIONS. Please attach a copy of all student evaluation SPCI form summary pages for your teaching during 202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Times" svg:font-family="Times" style:font-family-generic="system" style:font-pitch="variable" svg:panose-1="0 0 5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5" style:display-name="p5" style:family="paragraph" style:parent-style-name="Standard">
      <style:paragraph-properties fo:widows="0" fo:orphans="0" fo:line-height="103%">
        <style:tab-stops>
          <style:tab-stop style:type="left" style:position="0in"/>
          <style:tab-stop style:type="left" style:position="0.2354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</style:tab-stops>
      </style:paragraph-properties>
      <style:text-properties style:font-name="Tahoma" style:font-name-asian="Tahoma" style:font-name-complex="Tahoma" style:font-size-complex="10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Times New Roman" style:font-name-complex="Arial" fo:font-size="11pt" style:font-size-asian="11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="Arial" style:font-name-asian="Arial" style:font-name-complex="Arial" fo:font-size="11pt" style:font-size-asian="11pt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Wingdings"/>
    </style:style>
    <style:style style:name="ListLabel6" style:display-name="ListLabel 6" style:family="text">
      <style:text-properties style:font-name="Arial" style:font-name-asian="Arial" style:font-name-complex="Arial" fo:font-size="11pt" style:font-size-asian="11pt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="Arial" style:font-name-asian="Arial" style:font-name-complex="Arial" fo:font-size="11pt" style:font-size-asian="11pt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="Arial" style:font-name-asian="Arial" style:font-name-complex="Arial" fo:font-size="11pt" style:font-size-asian="11pt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="Arial" style:font-name-asian="Arial" style:font-name-complex="Arial" fo:font-size="11pt" style:font-size-asian="11pt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Wingdings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Arial" fo:font-size="11pt" style:font-size-asian="11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Wingdings" style:font-name-complex="Wingdings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l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l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8in" fo:margin-left="1in" fo:margin-bottom="0.8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VIDENCE OF PERFORMANCE</dc:title>
    <meta:initial-creator>secretary</meta:initial-creator>
    <dc:creator>David Collins</dc:creator>
    <meta:creation-date>2019-01-16T17:54:00Z</meta:creation-date>
    <dc:date>2023-04-13T13:39:00Z</dc:date>
    <meta:print-date>2010-02-02T21:32:00Z</meta:print-date>
    <meta:template xlink:href="Normal.dotm" xlink:type="simple"/>
    <meta:editing-cycles>18</meta:editing-cycles>
    <meta:editing-duration>PT16620S</meta:editing-duration>
    <meta:user-defined meta:name="AppVersion">16.0000</meta:user-defined>
    <meta:user-defined meta:name="Company">NHMF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8" meta:word-count="1375" meta:character-count="9195" meta:row-count="65" meta:non-whitespace-character-count="7838"/>
  </office:meta>
</office:document-meta>
</file>